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color="#C00000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 fo:color="#C00000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Hyperlink" style:family="text">
      <style:text-properties fo:color="#0070C0" fo:language="en" fo:country="US"/>
    </style:style>
    <style:style style:name="T18" style:parent-style-name="DefaultParagraphFont" style:family="text">
      <style:text-properties fo:color="#0070C0" fo:language="en" fo:country="US"/>
    </style:style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family="paragraph">
      <style:text-properties fo:font-weight="bold" style:font-weight-asian="bold" style:font-weight-complex="bold" fo:color="#C00000" fo:font-size="14pt" style:font-size-asian="14pt" style:font-size-complex="14pt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33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34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35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36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37" style:parent-style-name="Normal" style:family="paragraph">
      <style:paragraph-properties fo:margin-bottom="0in"/>
      <style:text-properties fo:color="#0070C0"/>
    </style:style>
    <style:style style:name="P38" style:parent-style-name="Normal" style:list-style-name="LFO4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5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45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46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47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48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49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50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51" style:parent-style-name="Normal" style:family="paragraph">
      <style:paragraph-properties fo:margin-bottom="0in" fo:margin-left="0.25in">
        <style:tab-stops/>
      </style:paragraph-properties>
      <style:text-properties fo:color="#0070C0"/>
    </style:style>
    <style:style style:name="P52" style:parent-style-name="Normal" style:family="paragraph">
      <style:paragraph-properties fo:margin-bottom="0in"/>
      <style:text-properties fo:color="#0070C0"/>
    </style:style>
    <style:style style:name="P53" style:parent-style-name="Normal" style:list-style-name="LFO5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color="#0070C0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Normal" style:list-style-name="LFO6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 fo:color="#C00000" fo:font-size="14pt" style:font-size-asian="14pt" style:font-size-complex="14pt"/>
    </style:style>
    <style:style style:name="P62" style:parent-style-name="Normal" style:list-style-name="LFO7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7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7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7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7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7" style:family="paragraph"/>
    <style:style style:name="T7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roduct Service API<text:s/>–<text:s/>README<text:line-break/></text:p>
      <text:p text:style-name="P2">Beskrivning</text:p>
      <text:p text:style-name="Normal">Detta API hanterar produkter och gör det möjligt att skapa och hämta produkter. Det är en del av ett mikrotjänstbaserat system och kan kommunicera med andra tjänster.</text:p>
      <text:p text:style-name="P3">Teknologier</text:p>
      <text:list text:style-name="LFO1" text:continue-numbering="true">
        <text:list-item>
          <text:p text:style-name="P4"><text:span text:style-name="T5">Spring Boot</text:span><text:s/>(Java)</text:p>
        </text:list-item>
        <text:list-item>
          <text:p text:style-name="P6"><text:span text:style-name="T7">MySQL</text:span><text:s/>(Amazon RDS)</text:p>
        </text:list-item>
        <text:list-item>
          <text:p text:style-name="P8"><text:span text:style-name="T9">Elastic Beanstalk</text:span><text:s/>(AWS)</text:p>
        </text:list-item>
        <text:list-item>
          <text:p text:style-name="P10"><text:span text:style-name="T11">Postman</text:span><text:s/>(API-testning)</text:p>
        </text:list-item>
      </text:list>
      <text:p text:style-name="Normal"/>
      <text:p text:style-name="P12">Starta tjänsten</text:p>
      <text:p text:style-name="P13">Lokalt</text:p>
      <text:list text:style-name="LFO2" text:continue-numbering="true">
        <text:list-item>
          <text:p text:style-name="P14">Klona projektet:</text:p>
        </text:list-item>
      </text:list>
      <text:p text:style-name="Normal"><text:span text:style-name="T15">git clone</text:span><text:span text:style-name="T16"><text:s/></text:span><text:a xlink:href="https://github.com/Hammamiehfiras/ProductServiceApp.git" office:target-frame-name="_top" xlink:show="replace"><text:span text:style-name="T17">https://github.com/Hammamiehfiras/ProductServiceApp.git</text:span></text:a><text:span text:style-name="T18"><text:s/></text:span></text:p>
      <text:list text:style-name="LFO2" text:continue-numbering="true">
        <text:list-item>
          <text:p text:style-name="P19">Bygg och kör tjänsten:</text:p>
        </text:list-item>
        <text:list-item>
          <text:p text:style-name="P20">mvn clean install</text:p>
        </text:list-item>
      </text:list>
      <text:p text:style-name="Normal">mvn spring-boot:run</text:p>
      <text:list text:style-name="LFO2" text:continue-numbering="true">
        <text:list-item>
          <text:p text:style-name="P21">Tjänsten körs på: http://localhost:8080</text:p>
        </text:list-item>
      </text:list>
      <text:p text:style-name="P22">AWS Deployment</text:p>
      <text:list text:style-name="LFO3" text:continue-numbering="true">
        <text:list-item>
          <text:p text:style-name="P23">Bygg en JAR-fil:</text:p>
        </text:list-item>
      </text:list>
      <text:p text:style-name="Normal">mvn clean package</text:p>
      <text:list text:style-name="LFO3" text:continue-numbering="true">
        <text:list-item>
          <text:p text:style-name="P24">Ladda upp target/productservice.jar till Elastic Beanstalk</text:p>
        </text:list-item>
        <text:list-item>
          <text:p text:style-name="P25">Konfigurera miljövariabler för databasen i AWS</text:p>
        </text:list-item>
        <text:list-item>
          <text:p text:style-name="P26">Starta om tjänsten</text:p>
        </text:list-item>
      </text:list>
      <text:p text:style-name="Normal"/>
      <text:p text:style-name="P27">API-specifikation</text:p>
      <text:p text:style-name="P28">Skapa en produkt</text:p>
      <text:p text:style-name="Normal"><text:span text:style-name="T29">POST</text:span><text:s/>/api/product</text:p>
      <text:list text:style-name="LFO4" text:continue-numbering="true">
        <text:list-item>
          <text:p text:style-name="P30"><text:span text:style-name="T31">Body (JSON):</text:span></text:p>
        </text:list-item>
      </text:list>
      <text:p text:style-name="P32">{</text:p>
      <text:p text:style-name="P33"><text:s text:c="2"/>"name": "Product Example",</text:p>
      <text:p text:style-name="P34"><text:s text:c="2"/>"description": "Testprodukt",</text:p>
      <text:p text:style-name="P35"><text:s text:c="2"/>"price": 19.99,</text:p>
      <text:p text:style-name="P36"><text:s text:c="2"/>"quantity": 100</text:p>
      <text:p text:style-name="P37">}</text:p>
      <text:list text:style-name="LFO4" text:continue-numbering="true">
        <text:list-item>
          <text:p text:style-name="P38"><text:span text:style-name="T39">Respons:</text:span><text:s/>201 Created</text:p>
        </text:list-item>
      </text:list>
      <text:p text:style-name="P40">Hämta alla produkter</text:p>
      <text:p text:style-name="Normal"><text:span text:style-name="T41">GET</text:span><text:s/>/api/product</text:p>
      <text:list text:style-name="LFO5" text:continue-numbering="true">
        <text:list-item>
          <text:p text:style-name="P42"><text:span text:style-name="T43">Respons (JSON):</text:span></text:p>
        </text:list-item>
      </text:list>
      <text:p text:style-name="P44">[</text:p>
      <text:p text:style-name="P45"><text:s text:c="2"/>{</text:p>
      <text:p text:style-name="P46"><text:s text:c="4"/>"id": 1,</text:p>
      <text:p text:style-name="P47"><text:s text:c="4"/>"name": "Product Example",</text:p>
      <text:p text:style-name="P48"><text:s text:c="4"/>"description": "Testprodukt",</text:p>
      <text:p text:style-name="P49"><text:s text:c="4"/>"price": 19.99,</text:p>
      <text:p text:style-name="P50"><text:s text:c="4"/>"quantity": 100</text:p>
      <text:p text:style-name="P51"><text:s text:c="2"/>}</text:p>
      <text:p text:style-name="P52">]</text:p>
      <text:list text:style-name="LFO5" text:continue-numbering="true">
        <text:list-item>
          <text:p text:style-name="P53"><text:span text:style-name="T54">Respons:</text:span><text:s/><text:span text:style-name="T55">200 OK</text:span></text:p>
        </text:list-item>
      </text:list>
      <text:p text:style-name="P56">Kolla om en produkt finns i en order</text:p>
      <text:p text:style-name="Normal"><text:span text:style-name="T57">GET</text:span><text:span text:style-name="T58"><text:s/>/api/product/check/{productId}</text:span></text:p>
      <text:list text:style-name="LFO6" text:continue-numbering="true">
        <text:list-item>
          <text:p text:style-name="P59"><text:span text:style-name="T60">Respons:</text:span><text:s/>true / false</text:p>
        </text:list-item>
      </text:list>
      <text:p text:style-name="Normal"/>
      <text:p text:style-name="P61"><text:line-break/>Exempelanrop i Postman</text:p>
      <text:list text:style-name="LFO7" text:continue-numbering="true">
        <text:list-item>
          <text:p text:style-name="P62">Öppna<text:s/><text:span text:style-name="T63">Postman</text:span></text:p>
        </text:list-item>
        <text:list-item>
          <text:p text:style-name="P64">Skapa en ny<text:s/><text:span text:style-name="T65">POST request</text:span><text:s/>till:</text:p>
        </text:list-item>
      </text:list>
      <text:p text:style-name="Normal">http://productservice-env.eba-f2uqzcp7.eu-north-1.elasticbeanstalk.com/api/product</text:p>
      <text:list text:style-name="LFO7" text:continue-numbering="true">
        <text:list-item>
          <text:p text:style-name="P66">Lägg till<text:s/><text:span text:style-name="T67">Body</text:span><text:s/>i JSON-format (som ovan)</text:p>
        </text:list-item>
        <text:list-item>
          <text:p text:style-name="P68">Tryck<text:s/><text:span text:style-name="T69">Send</text:span><text:s/>och bekräfta att svaret är 201 Created</text:p>
        </text:list-item>
        <text:list-item>
          <text:p text:style-name="P70">Skapa en<text:s/><text:span text:style-name="T71">GET request</text:span><text:s/>till:</text:p>
        </text:list-item>
      </text:list>
      <text:p text:style-name="Normal">http://productservice-env.eba-f2uqzcp7.eu-north-1.elasticbeanstalk.com/api/product</text:p>
      <text:list text:style-name="LFO7" text:continue-numbering="true">
        <text:list-item>
          <text:p text:style-name="P72">Tryck<text:s/><text:span text:style-name="T73">Send</text:span><text:s/>och bekräfta att listan av produkter visa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iras Hammamih</meta:initial-creator>
    <dc:creator>Firas Hammamih</dc:creator>
    <meta:creation-date>2025-03-30T13:48:00Z</meta:creation-date>
    <dc:date>2025-03-30T14:09:00Z</dc:date>
    <meta:template xlink:href="Normal" xlink:type="simple"/>
    <meta:editing-cycles>2</meta:editing-cycles>
    <meta:editing-duration>PT1260S</meta:editing-duration>
    <meta:document-statistic meta:page-count="2" meta:paragraph-count="3" meta:word-count="262" meta:character-count="1648" meta:row-count="11" meta:non-whitespace-character-count="1389"/>
  </office:meta>
</office:document-meta>
</file>